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ffffff" draw:textarea-horizontal-align="justify" draw:textarea-vertical-align="middle" draw:auto-grow-height="false" fo:min-height="0.054cm" fo:min-width="0cm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standard">
      <style:graphic-properties svg:stroke-width="0.025cm" svg:stroke-color="#000000" draw:marker-start-width="0.237cm" draw:marker-end-width="0.237cm" draw:fill-color="#ffffff" draw:textarea-horizontal-align="justify" draw:textarea-vertical-align="middle" draw:auto-grow-height="false" fo:min-height="0.053cm" fo:min-width="0cm" fo:padding-top="0.137cm" fo:padding-bottom="0.137cm" fo:padding-left="0.262cm" fo:padding-right="0.262cm" loext:decorative="false"/>
      <style:paragraph-properties style:writing-mode="lr-tb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ffffff" draw:textarea-horizontal-align="justify" draw:textarea-vertical-align="middle" draw:auto-grow-height="false" fo:min-height="0.052cm" fo:min-width="0cm" fo:padding-top="0.137cm" fo:padding-bottom="0.137cm" fo:padding-left="0.262cm" fo:padding-right="0.262cm" loext:decorative="false"/>
      <style:paragraph-properties style:writing-mode="lr-tb"/>
    </style:style>
    <style:style style:name="gr4" style:family="graphic" style:parent-style-name="objectwithoutfill">
      <style:graphic-properties svg:stroke-width="0.025cm" draw:marker-start="Arrowheads_20_1" draw:marker-start-width="0.162cm" draw:marker-end="" draw:marker-end-width="0.112cm" draw:fill="none" draw:textarea-vertical-align="middle" fo:padding-top="0.137cm" fo:padding-bottom="0.137cm" fo:padding-left="0.262cm" fo:padding-right="0.262cm" loext:decorative="false"/>
    </style:style>
    <style:style style:name="gr5" style:family="graphic" style:parent-style-name="objectwithoutfill">
      <style:graphic-properties svg:stroke-width="0.025cm" draw:marker-start="Arrowheads_20_2" draw:marker-start-width="0.162cm" draw:marker-end="" draw:marker-end-width="0.112cm" draw:fill="none" draw:textarea-vertical-align="middle" fo:padding-top="0.137cm" fo:padding-bottom="0.137cm" fo:padding-left="0.262cm" fo:padding-right="0.262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5cm" svg:height="0.5cm" svg:x="7cm" svg:y="1.7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5cm" svg:height="0.499cm" svg:x="5cm" svg:y="3.0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5cm" svg:height="0.499cm" svg:x="9cm" svg:y="3.00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5cm" svg:height="0.5cm" svg:x="4cm" svg:y="4.2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5cm" svg:height="0.499cm" svg:x="6cm" svg:y="4.2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5cm" svg:height="0.499cm" svg:x="8cm" svg:y="4.2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5cm" svg:height="0.5cm" svg:x="10cm" svg:y="4.25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5cm" svg:height="0.499cm" svg:x="3.5cm" svg:y="5.50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0.501cm" svg:height="0.498cm" svg:x="4.5cm" svg:y="5.50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0.499cm" svg:height="0.498cm" svg:x="5.5cm" svg:y="5.501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5cm" svg:height="0.499cm" svg:x="6.5cm" svg:y="5.501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0.5cm" svg:height="0.499cm" svg:x="7.5cm" svg:y="5.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0.501cm" svg:height="0.498cm" svg:x="8.5cm" svg:y="5.501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0.499cm" svg:height="0.498cm" svg:x="9.5cm" svg:y="5.501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0.5cm" svg:height="0.499cm" svg:x="10.5cm" svg:y="5.501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7.073cm" svg:y1="2.177cm" svg:x2="5.427cm" svg:y2="3.074cm" draw:start-shape="id1" draw:start-glue-point="7" draw:end-shape="id2" draw:end-glue-point="11" svg:d="M7073 2177l-1646 897" svg:viewBox="0 0 1647 898">
          <text:p/>
        </draw:connector>
        <draw:connector draw:style-name="gr4" draw:text-style-name="P3" draw:layer="layout" draw:type="line" svg:x1="7.427cm" svg:y1="2.177cm" svg:x2="9.073cm" svg:y2="3.074cm" draw:start-shape="id1" draw:start-glue-point="9" draw:end-shape="id3" draw:end-glue-point="5" svg:d="M7427 2177l1646 897" svg:viewBox="0 0 1647 898">
          <text:p/>
        </draw:connector>
        <draw:connector draw:style-name="gr4" draw:text-style-name="P3" draw:layer="layout" draw:type="line" svg:x1="5.073cm" svg:y1="3.427cm" svg:x2="4.427cm" svg:y2="4.323cm" draw:start-shape="id2" draw:start-glue-point="7" draw:end-shape="id4" draw:end-glue-point="11" svg:d="M5073 3427l-646 896" svg:viewBox="0 0 647 897">
          <text:p/>
        </draw:connector>
        <draw:connector draw:style-name="gr4" draw:text-style-name="P3" draw:layer="layout" draw:type="line" svg:x1="5.427cm" svg:y1="3.427cm" svg:x2="6.073cm" svg:y2="4.323cm" draw:start-shape="id2" draw:start-glue-point="9" draw:end-shape="id5" draw:end-glue-point="5" svg:d="M5427 3427l646 896" svg:viewBox="0 0 647 897">
          <text:p/>
        </draw:connector>
        <draw:connector draw:style-name="gr4" draw:text-style-name="P3" draw:layer="layout" draw:type="line" svg:x1="9.073cm" svg:y1="3.427cm" svg:x2="8.427cm" svg:y2="4.323cm" draw:start-shape="id3" draw:start-glue-point="7" draw:end-shape="id6" draw:end-glue-point="11" svg:d="M9073 3427l-646 896" svg:viewBox="0 0 647 897">
          <text:p/>
        </draw:connector>
        <draw:connector draw:style-name="gr4" draw:text-style-name="P3" draw:layer="layout" draw:type="line" svg:x1="9.427cm" svg:y1="3.427cm" svg:x2="10.073cm" svg:y2="4.323cm" draw:start-shape="id3" draw:start-glue-point="9" draw:end-shape="id7" draw:end-glue-point="5" svg:d="M9427 3427l646 896" svg:viewBox="0 0 647 897">
          <text:p/>
        </draw:connector>
        <draw:connector draw:style-name="gr5" draw:text-style-name="P3" draw:layer="layout" draw:type="line" svg:x1="4.073cm" svg:y1="4.677cm" svg:x2="3.75cm" svg:y2="5.501cm" draw:start-shape="id4" draw:start-glue-point="7" draw:end-shape="id8" draw:end-glue-point="4" svg:d="M4073 4677l-323 824" svg:viewBox="0 0 324 825">
          <text:p/>
        </draw:connector>
        <draw:connector draw:style-name="gr5" draw:text-style-name="P3" draw:layer="layout" draw:type="line" svg:x1="4.427cm" svg:y1="4.677cm" svg:x2="4.751cm" svg:y2="5.501cm" draw:start-shape="id4" draw:start-glue-point="9" draw:end-shape="id9" draw:end-glue-point="4" svg:d="M4427 4677l324 824" svg:viewBox="0 0 325 825">
          <text:p/>
        </draw:connector>
        <draw:connector draw:style-name="gr5" draw:text-style-name="P3" draw:layer="layout" draw:type="line" svg:x1="6.073cm" svg:y1="4.676cm" svg:x2="5.75cm" svg:y2="5.501cm" draw:start-shape="id5" draw:start-glue-point="7" draw:end-shape="id10" draw:end-glue-point="4" svg:d="M6073 4676l-323 825" svg:viewBox="0 0 324 826">
          <text:p/>
        </draw:connector>
        <draw:connector draw:style-name="gr5" draw:text-style-name="P3" draw:layer="layout" draw:type="line" svg:x1="6.427cm" svg:y1="4.676cm" svg:x2="6.75cm" svg:y2="5.501cm" draw:start-shape="id5" draw:start-glue-point="9" draw:end-shape="id11" draw:end-glue-point="4" svg:d="M6427 4676l323 825" svg:viewBox="0 0 324 826">
          <text:p/>
        </draw:connector>
        <draw:connector draw:style-name="gr5" draw:text-style-name="P3" draw:layer="layout" draw:type="line" svg:x1="8.073cm" svg:y1="4.676cm" svg:x2="7.75cm" svg:y2="5.5cm" draw:start-shape="id6" draw:start-glue-point="7" draw:end-shape="id12" draw:end-glue-point="4" svg:d="M8073 4676l-323 824" svg:viewBox="0 0 324 825">
          <text:p/>
        </draw:connector>
        <draw:connector draw:style-name="gr5" draw:text-style-name="P3" draw:layer="layout" draw:type="line" svg:x1="8.427cm" svg:y1="4.676cm" svg:x2="8.751cm" svg:y2="5.501cm" draw:start-shape="id6" draw:start-glue-point="9" draw:end-shape="id13" draw:end-glue-point="4" svg:d="M8427 4676l324 825" svg:viewBox="0 0 325 826">
          <text:p/>
        </draw:connector>
        <draw:connector draw:style-name="gr5" draw:text-style-name="P3" draw:layer="layout" draw:type="line" svg:x1="10.073cm" svg:y1="4.677cm" svg:x2="9.75cm" svg:y2="5.501cm" draw:start-shape="id7" draw:start-glue-point="7" draw:end-shape="id14" draw:end-glue-point="4" svg:d="M10073 4677l-323 824" svg:viewBox="0 0 324 825">
          <text:p/>
        </draw:connector>
        <draw:connector draw:style-name="gr5" draw:text-style-name="P3" draw:layer="layout" draw:type="line" svg:x1="10.427cm" svg:y1="4.677cm" svg:x2="10.75cm" svg:y2="5.501cm" draw:start-shape="id7" draw:start-glue-point="9" draw:end-shape="id15" draw:end-glue-point="4" svg:d="M10427 4677l323 824" svg:viewBox="0 0 324 82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0T12:37:27.307048768</dc:date>
    <meta:editing-duration>PT1M38S</meta:editing-duration>
    <meta:editing-cycles>3</meta:editing-cycles>
    <meta:generator>LibreOffice/24.2.7.2$Linux_X86_64 LibreOffice_project/420$Build-2</meta:generator>
    <meta:document-statistic meta:object-count="29"/>
  </office:meta>
</office:document-meta>
</file>